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d95d5" officeooo:paragraph-rsid="000d95d5"/>
    </style:style>
    <style:style style:name="P2" style:family="paragraph" style:parent-style-name="Standard">
      <style:text-properties officeooo:rsid="000d95d5" officeooo:paragraph-rsid="000d95d5"/>
    </style:style>
    <style:style style:name="P3" style:family="paragraph" style:parent-style-name="Text_20_body">
      <style:text-properties officeooo:rsid="000d95d5" officeooo:paragraph-rsid="000d95d5"/>
    </style:style>
    <style:style style:name="P4" style:family="paragraph" style:parent-style-name="Text_20_body" style:list-style-name="L1">
      <style:text-properties officeooo:rsid="000d95d5" officeooo:paragraph-rsid="000d95d5"/>
    </style:style>
    <style:style style:name="P5" style:family="paragraph" style:parent-style-name="Text_20_body" style:list-style-name="L3">
      <style:text-properties officeooo:rsid="000d95d5" officeooo:paragraph-rsid="000d95d5"/>
    </style:style>
    <style:style style:name="P6" style:family="paragraph" style:parent-style-name="Text_20_body" style:list-style-name="L2"/>
    <style:style style:name="P7" style:family="paragraph" style:parent-style-name="Text_20_body" style:list-style-name="L3"/>
    <style:style style:name="T1" style:family="text">
      <style:text-properties officeooo:rsid="000d95d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DE NEGOCIO (VENTA DE PRODUCTOS LAVADERO MTA)</text:p>
      <text:p text:style-name="P2"/>
      <text:h text:style-name="P1" text:outline-level="3">🧭 <text:span text:style-name="Strong_20_Emphasis">Misión</text:span></text:h>
      <text:p text:style-name="Text_20_body">Ofrecer un servicio integral de estética y cuidado automotriz que combine calidad, detalle y eficiencia, garantizando vehículos impecables, protegidos y con una imagen que refleje el estilo de nuestros clientes.</text:p>
      <text:h text:style-name="Heading_20_3" text:outline-level="3">🌟 <text:span text:style-name="Strong_20_Emphasis">Visión</text:span></text:h>
      <text:p text:style-name="Text_20_body">Consolidarnos como la marca de referencia en estética automotriz en nuestra zona, destacando por nuestra excelencia, confianza y compromiso. Aspiramos a liderar el mercado local y generar alianzas estratégicas que nos permitan expandir nuestra presencia y transformar el estándar del cuidado vehicula<text:span text:style-name="T1">r.</text:span></text:p>
      <text:p text:style-name="P2"/>
      <text:p text:style-name="P2"/>
      <text:p text:style-name="P2"/>
      <text:p text:style-name="P2"/>
      <text:p text:style-name="P2">1. <text:span text:style-name="Strong_20_Emphasis">Resumen Ejecutivo</text:span></text:p>
      <text:p text:style-name="P2">El lavadero MTA, se enfoca principalmente en la estetica y cuidado automotriz, contando con servicios de lavado exterior (chaperia, chasis, motor) y lavado interior (aspirado, limpieza de tablero, lavado de tapizados). Ademas de contar conservicios premium como (pulida, tratamiento ceramico de pintura, limpieza integral).</text:p>
      <text:p text:style-name="P2"><text:tab/>En la actualidad, apuntando a expandirse y brindarle una experiencia mas completa y de mayor comodida para los clientes, quiere implementar la venta de productos y accesorios varios para los vehiculos, entre estos productos se pueden destacar, productos de detealin, herramientas para detealing, accesorios para embellecer los vehiculos de los clientes, perfumes para mejorar la comodidad de los dueños de los vehiculos.</text:p>
      <text:p text:style-name="P2"/>
      <text:p text:style-name="P2">2. <text:span text:style-name="Strong_20_Emphasis">Análisis de Mercado</text:span></text:p>
      <text:p text:style-name="P2"/>
      <text:p text:style-name="P2"><text:span text:style-name="Strong_20_Emphasis">Demanda de accesorios</text:span>: Los clientes objetivos estan buscando productos de limpieza que les pueda ayudar a mantener en buen estado a sus vehiculo, ademas de accesorios para embellecer sus vehiculos, por lo tanto destaco que hay un mercado potencial para esto</text:p>
      <text:p text:style-name="P2"><text:span text:style-name="Strong_20_Emphasis">Competencia</text:span>: Tenemos competencias fuertes en la zona, especificamente la empresa “JDMshop” que se dedica a la venta de toda clase de productos de limpieza para vehiculos y tambien de accesorios embellecedores o funcionales. Ademas tambien cuentan con una zona de detealing, que se dedica a implementar los productos de limpieza que ventan en servicios de limpieza a los mismos clientes de el shop </text:p>
      <text:p text:style-name="P2"><text:span text:style-name="Strong_20_Emphasis">Tendencias del mercado</text:span>: En auje se encuentra los productos de la marca “Vonixx” debido a los buenos resultados que brindan ademas de el amplio catalogo de productos que ofrecen para diferentes partes de el vehiculo y con diferentes fines. </text:p>
      <text:p text:style-name="P2">Ademas de eso tambien accesorios varios como (parlantes, porta celulares, embellecedores, herramientas, herramientas para detealing, juego de luces led)</text:p>
      <text:p text:style-name="P2"/>
      <text:p text:style-name="P2"/>
      <text:p text:style-name="P2"/>
      <text:p text:style-name="P2"/>
      <text:p text:style-name="P2"/>
      <text:p text:style-name="P2"><text:soft-page-break/></text:p>
      <text:p text:style-name="P2"/>
      <text:p text:style-name="P2">3. <text:span text:style-name="Strong_20_Emphasis">Plan de Marketing</text:span></text:p>
      <text:p text:style-name="P2"/>
      <text:p text:style-name="P2"><text:span text:style-name="Strong_20_Emphasis">Promoción cruzada</text:span>: Ofrecer descuentos en accesorios para clientes que ya estén utilizando tus servicios de estética automotriz, o viceversa. </text:p>
      <text:p text:style-name="P2"><text:span text:style-name="Strong_20_Emphasis">Tienda online o física</text:span>: Si tienes un espacio físico, puedes exhibir los accesorios junto a los servicios. También podrías crear una tienda en línea. </text:p>
      <text:p text:style-name="P2"><text:span text:style-name="Strong_20_Emphasis">Redes sociales</text:span>: Crear contenido visual de alta calidad mostrando los accesorios instalados en vehículos, y cómo estos mejoran la apariencia y funcionalidad. </text:p>
      <text:p text:style-name="P2"/>
      <text:h text:style-name="P1" text:outline-level="3">4. <text:span text:style-name="Strong_20_Emphasis">Modelo de Negocio</text:span></text:h>
      <text:list text:style-name="L1">
        <text:list-item>
          <text:p text:style-name="P4"><text:span text:style-name="Strong_20_Emphasis">Venta de accesorios</text:span>: El plan principal es el de generar promociones de combo de servicio mas accesorios como pueden ser (perfumes, alfombras, trapos de microfibra, etc)</text:p>
        </text:list-item>
        <text:list-item>
          <text:p text:style-name="P4"><text:span text:style-name="Strong_20_Emphasis">Precios</text:span>: Los precios variaran de acuerdo a el producto de limpieza o a el accesorio </text:p>
        </text:list-item>
        <text:list-item>
          <text:p text:style-name="P4"><text:span text:style-name="Strong_20_Emphasis">Suministro</text:span>: Por el momento no tengo forma de suministro, pero estoy en campaña de encontrar un proveedor par suministrarme de los productos que deseo ofrecer </text:p>
        </text:list-item>
      </text:list>
      <text:p text:style-name="P3"/>
      <text:p text:style-name="P3">5. <text:span text:style-name="Strong_20_Emphasis">Estrategia Financiera</text:span></text:p>
      <text:p text:style-name="P3">Incluiría los costos de adquirir los accesorios, aun no tengo costos definidos, usaremos en la pieza del lavadero a modo de deposito </text:p>
      <text:p text:style-name="P3"/>
      <text:p text:style-name="P3">6. <text:span text:style-name="Strong_20_Emphasis">Plan de Operaciones</text:span></text:p>
      <text:p text:style-name="P3">Define cómo integrarás la venta de accesorios con los servicios. Por ejemplo:</text:p>
      <text:list xml:id="list4119854273" text:style-name="L2">
        <text:list-item>
          <text:p text:style-name="P6">¿Habrá un espacio en tu taller o tienda dedicado a los accesorios?</text:p>
          <text:p text:style-name="P6">Si, la idea es preparar un mueble en donde se exhibiran los productos a modo de que este a vista de los clientes </text:p>
        </text:list-item>
        <text:list-item>
          <text:p text:style-name="P6">¿Los clientes podrán adquirirlos mientras están esperando sus vehículos?</text:p>
        </text:list-item>
      </text:list>
      <text:p text:style-name="Text_20_body">Si, al esperar sus vehiculos o al llevar sus vehiculos al lavadero podran ver los productos y estara a disposicion de ellos nuestros personales para ofrecerselos </text:p>
      <text:list xml:id="list191922341243788" text:continue-numbering="true" text:style-name="L2">
        <text:list-item>
          <text:p text:style-name="P6">¿Se capacitará a tu personal para asesorar a los clientes sobre qué accesorios comprar según sus necesidades?</text:p>
          <text:p text:style-name="P6">Si, se capacitará al personal para que puedan conocer las funciones principales de cada productos, a modo de poder asesorar al cliente para que pueda comprar el producto que mas se adapte a su necesidad o a la funcion que quiere darle, ademas de asesorar tambien por los accesorios, dandole una opinion de que accesorios le convendria mas comprar para su vehiculo </text:p>
        </text:list-item>
      </text:list>
      <text:p text:style-name="Text_20_body"/>
      <text:h text:style-name="Heading_20_3" text:outline-level="3"><text:soft-page-break/>7. <text:span text:style-name="Strong_20_Emphasis">Plan de Expansión</text:span></text:h>
      <text:p text:style-name="Text_20_body">La venta de accesorios podría permitirte expandir tu negocio de forma más rápida, sobre todo si tienes éxito en tu comunidad o en línea. Aquí puedes pensar en:</text:p>
      <text:list text:style-name="L3">
        <text:list-item>
          <text:p text:style-name="P7">Abrir más puntos de venta o abrir una tienda en línea.</text:p>
          <text:p text:style-name="P5">La idea es que si el negocio fluye de manera positiva, lograr generar una pagina web o tienda virtual para que el cliente pueda ver el catalogo y realizar los pedidos por medio de la web, a modo de darle mayor comodidad</text:p>
        </text:list-item>
        <text:list-item>
          <text:p text:style-name="P7">Ampliar la oferta de productos</text:p>
          <text:p text:style-name="P5">De acuerdo a como fluya el negocio, iremos implementando mas productos y/o accesorios a modo de mantenernos actualizados y aumentar nuestro catalogo para de ese modo aumentar el radio de clientes objetivos</text:p>
        </text:list-item>
      </text:list>
      <text:p text:style-name="Text_20_body"/>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8:36:27.831000000</meta:creation-date>
    <dc:date>2025-05-07T19:13:18.141000000</dc:date>
    <meta:editing-duration>PT36M51S</meta:editing-duration>
    <meta:editing-cycles>1</meta:editing-cycles>
    <meta:generator>LibreOffice/7.5.1.2$Windows_X86_64 LibreOffice_project/fcbaee479e84c6cd81291587d2ee68cba099e129</meta:generator>
    <meta:document-statistic meta:table-count="0" meta:image-count="0" meta:object-count="0" meta:page-count="3" meta:paragraph-count="37" meta:word-count="822" meta:character-count="5151" meta:non-whitespace-character-count="4366"/>
  </office:meta>
</office:document-meta>
</file>